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Last name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Reading1</text:p>
          </table:table-cell>
          <table:table-cell table:style-name="ce5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Razmig</text:p>
          </table:table-cell>
          <table:table-cell table:style-name="ce5" office:value-type="string" calcext:value-type="string">
            <text:p>Bartassian</text:p>
          </table:table-cell>
          <table:table-cell table:style-name="ce5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Eliott</text:p>
          </table:table-cell>
          <table:table-cell table:style-name="ce5" office:value-type="string" calcext:value-type="string">
            <text:p>Bergerson</text:p>
          </table:table-cell>
          <table:table-cell table:style-name="ce5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Borovykh</text:p>
          </table:table-cell>
          <table:table-cell table:style-name="ce5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.5/50" office:value-type="float" office:value="0.93" calcext:value-type="float">
            <text:p>0.93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Katelyn</text:p>
          </table:table-cell>
          <table:table-cell table:style-name="ce5" office:value-type="string" calcext:value-type="string">
            <text:p>Calvetti</text:p>
          </table:table-cell>
          <table:table-cell table:style-name="ce5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amberlain</text:p>
          </table:table-cell>
          <table:table-cell table:style-name="ce5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Roger</text:p>
          </table:table-cell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Lexy</text:p>
          </table:table-cell>
          <table:table-cell table:style-name="ce5" office:value-type="string" calcext:value-type="string">
            <text:p>Clark</text:p>
          </table:table-cell>
          <table:table-cell table:style-name="ce5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Nadia Alexandria</text:p>
          </table:table-cell>
          <table:table-cell table:style-name="ce5" office:value-type="string" calcext:value-type="string">
            <text:p>Contreras</text:p>
          </table:table-cell>
          <table:table-cell table:style-name="ce5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ylor</text:p>
          </table:table-cell>
          <table:table-cell table:style-name="ce5" office:value-type="string" calcext:value-type="string">
            <text:p>De La Rosa</text:p>
          </table:table-cell>
          <table:table-cell table:style-name="ce5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44.5/50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Echeverri</text:p>
          </table:table-cell>
          <table:table-cell table:style-name="ce5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34/50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Foster</text:p>
          </table:table-cell>
          <table:table-cell table:style-name="ce5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38/50" office:value-type="float" office:value="0.76" calcext:value-type="float">
            <text:p>0.76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Gonzalez</text:p>
          </table:table-cell>
          <table:table-cell table:style-name="ce5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Raymond</text:p>
          </table:table-cell>
          <table:table-cell table:style-name="ce5" office:value-type="string" calcext:value-type="string">
            <text:p>Hartig</text:p>
          </table:table-cell>
          <table:table-cell table:style-name="ce5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Helguera</text:p>
          </table:table-cell>
          <table:table-cell table:style-name="ce5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.5/5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Householder</text:p>
          </table:table-cell>
          <table:table-cell table:style-name="ce5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Jasmine</text:p>
          </table:table-cell>
          <table:table-cell table:style-name="ce5" office:value-type="string" calcext:value-type="string">
            <text:p>Marron</text:p>
          </table:table-cell>
          <table:table-cell table:style-name="ce5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1.5/50" office:value-type="float" office:value="0.83" calcext:value-type="float">
            <text:p>0.83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Kiyoshi</text:p>
          </table:table-cell>
          <table:table-cell table:style-name="ce5" office:value-type="string" calcext:value-type="string">
            <text:p>Matsuoka</text:p>
          </table:table-cell>
          <table:table-cell table:style-name="ce5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Moeslein</text:p>
          </table:table-cell>
          <table:table-cell table:style-name="ce5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Scout</text:p>
          </table:table-cell>
          <table:table-cell table:style-name="ce5" office:value-type="string" calcext:value-type="string">
            <text:p>Mucher</text:p>
          </table:table-cell>
          <table:table-cell table:style-name="ce5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Portillo</text:p>
          </table:table-cell>
          <table:table-cell table:style-name="ce5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Ramirez</text:p>
          </table:table-cell>
          <table:table-cell table:style-name="ce5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Romero</text:p>
          </table:table-cell>
          <table:table-cell table:style-name="ce5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48.5/50" office:value-type="float" office:value="0.97" calcext:value-type="float">
            <text:p>0.97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Salazar</text:p>
          </table:table-cell>
          <table:table-cell table:style-name="ce5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 table:style-name="ce5" office:value-type="string" calcext:value-type="string">
            <text:p>Santana</text:p>
          </table:table-cell>
          <table:table-cell table:style-name="ce5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8/50" office:value-type="float" office:value="0.96" calcext:value-type="float">
            <text:p>0.96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Syed Jefri</text:p>
          </table:table-cell>
          <table:table-cell table:style-name="ce5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.5/50" office:value-type="float" office:value="0.99" calcext:value-type="float">
            <text:p>0.99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Gabriella</text:p>
          </table:table-cell>
          <table:table-cell table:style-name="ce5" office:value-type="string" calcext:value-type="string">
            <text:p>Tellez</text:p>
          </table:table-cell>
          <table:table-cell table:style-name="ce5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0/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Sabrina</text:p>
          </table:table-cell>
          <table:table-cell table:style-name="ce5" office:value-type="string" calcext:value-type="string">
            <text:p>Van Beek</text:p>
          </table:table-cell>
          <table:table-cell table:style-name="ce5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08:54:55.416858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19T08:55:04.861623074</dc:date>
    <meta:editing-cycles>132</meta:editing-cycles>
    <dc:title>Untitled Spreadsheet</dc:title>
    <meta:editing-duration>P1DT17H58M38S</meta:editing-duration>
    <meta:generator>LibreOffice/7.0.4.2$Linux_X86_64 LibreOffice_project/00$Build-2</meta:generator>
    <meta:document-statistic meta:table-count="1" meta:cell-count="288" meta:object-count="0"/>
    <meta:user-defined meta:name="AppVersion">15.0000</meta:user-defined>
    <meta:user-defined meta:name="Company">Microsoft Corporation</meta:user-defined>
  </office:meta>
</office:document-meta>
</file>